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08DFE0A08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paragraph-rsid="000c3de9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Standard" style:master-page-name="">
      <style:paragraph-properties style:page-number="auto" fo:keep-with-next="always"/>
    </style:style>
    <style:style style:name="T1" style:family="text">
      <style:text-properties fo:font-size="18pt" officeooo:rsid="000c3de9" style:font-size-asian="18pt" style:font-size-complex="18pt"/>
    </style:style>
    <style:style style:name="T2" style:family="text">
      <style:text-properties officeooo:rsid="000c5df4"/>
    </style:style>
    <style:style style:name="T3" style:family="text">
      <style:text-properties fo:font-size="12pt" officeooo:rsid="000d1116" style:font-size-asian="10.5pt" style:font-size-complex="12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control system on the robot is broken into systems. <text:s/>Each system contains the control logic for reading sensors, processing commands, performing closed loop control logic, <text:span text:style-name="T2">writing</text:span> values to motors, and writing values to network tables. <text:s/></text:p>
      <text:p text:style-name="Standard"/>
      <text:p text:style-name="Standard">Some systems, such as Human, Trajectory, Vision, and Autonomous have specialized functions.</text:p>
      <text:p text:style-name="Standard"/>
      <text:p text:style-name="Standard">The cont<text:span text:style-name="T2">r</text:span>ol system is broken into the following systems: Drive, Climb, Intake, Elevator, Wrist, Human, Autonomous, Vision, and Trajectory.</text:p>
      <text:p text:style-name="Standard"/>
      <text:p text:style-name="Standard">The programming/control system team this year consisted of:</text:p>
      <text:p text:style-name="Standard"><text:tab/>Zeke Simpson (programming lead), Mya Mitchell, Zach, Will, Ezra, Liam, Jack, Tim, </text:p>
      <text:p text:style-name="Standard"><text:tab/>James Sheridan.</text:p>
      <text:p text:style-name="Standard"/>
      <text:p text:style-name="Standard">Drive</text:p>
      <text:p text:style-name="Standard">---------</text:p>
      <text:p text:style-name="Standard">The drive system reads a chas<text:span text:style-name="T2">s</text:span>is demand setpoint sent from other systems such as Human or Autonomous. <text:s/><text:span text:style-name="T2">The setpoints are rate limited to help prevent the drivers from tipping the robot. <text:s/>The control system</text:span> calculates the angle and travel speed demand for each of the 4 swe<text:span text:style-name="T2">r</text:span>ve modules. <text:s/>The angle of each module is control<text:span text:style-name="T2">l</text:span>ed by a closed loop position control algorithm. <text:s/>This is a proportional only controller with an error deadband and output limiting. <text:s/>The travel speed is controlled with a feedforward and a PID (propo<text:span text:style-name="T2">r</text:span>tional, integral, derivative) controller. <text:s/>Values for each module are written to network tables so the dashboard can use this information for diagnosis and tuning. <text:s/>There is separate code that characterizes the feedforward by driving the robot at various constant motor outputs and records the velocity. <text:s/>There is also separate code that accelerates and decelerates the robot at a constant rate to determine the lag and calculate the acceleration lead feedforward term (Ka). <text:s text:c="2"/>There is also separate code that drives the robot at a constant speed then makes a step change to calculate the PID tuning. <text:s/>This routine uses the LabVIEW PID tuning functions.</text:p>
      <text:p text:style-name="Standard"/>
      <text:p text:style-name="Standard">Climb</text:p>
      <text:p text:style-name="Standard">---------</text:p>
      <text:p text:style-name="Standard">The climb control logic responds to commands sent from other systems such as Human and Autonomous. <text:s/>The following commands are implemented: Reach (out), Pull (up), Cancel, Reach Increment, Pull Increment. <text:s/>Magnetic limit switches monitor the position of the climber. <text:s/>The control logic uses a finite state machine to control the motor output. <text:s/>This includes logic to pull the robot up if it starts to drop. <text:s/>Information is written to Network Tables so it can be viewed on the driver station.</text:p>
      <text:p text:style-name="Standard"/>
      <text:p text:style-name="Standard">Intake</text:p>
      <text:p text:style-name="Standard">---------</text:p>
      <text:p text:style-name="Standard">The intake control logic responds to commands sent from other systems such as Human and Autonomous. <text:s/>The following commands are implemented: Intake Coral, Intake Algae, Deposit Coral, Deposit Algae, and Cancel. <text:s/>An Allen-Bradley proximity sensor (light reflection) detects the presence of a coral. <text:s/>A beam break sensor can detect the presence of an algae. <text:s/>(Currently the mechanism cannot hold an algae.) <text:s/>The control logic uses a finite state machine to control the left, right, and top motor outputs. <text:s/>Information is written to Network Tables so it can be viewed on the driver station.</text:p>
      <text:p text:style-name="Standard"><text:soft-page-break/></text:p>
      <text:p text:style-name="Standard">Elevator</text:p>
      <text:p text:style-name="Standard">---------</text:p>
      <text:p text:style-name="Standard">There are two separate elevators that move independently, an inner and outer elevator. <text:s/>The elevator control logic responds to commands sent from other systems such as Human and Autonomous. <text:s/>Commands for each preset position, and Cancel are implemented. <text:s/>The preset and cancel commands set the height demand for both elevators. <text:s/>There are also increment and decrement commands for the inner elevator. <text:s/>Commands for wrist position are sent to correspond with the requested elevator demand. <text:s/>The height of each elevator is determined from the scaled value of the Neo brushless motor's built in encoder. <text:s/>Each elevator also has upper and lower limit switches. <text:s/>The control logic position and motor controller position values are reset when a limit switch is encountered. <text:s/>The height of each elevator is controled by a closed loop position control algorithm. <text:s/>This is a proportional only controller with an error deadband and output limiting. <text:s/>Inner elevator demand is limited to protect the wrist when it's desired or actual position is pointing down. <text:s/>Information is written to Network Tables so it can be viewed on the driver station.</text:p>
      <text:p text:style-name="Standard"/>
      <text:p text:style-name="Standard">Wrist</text:p>
      <text:p text:style-name="Standard">---------</text:p>
      <text:p text:style-name="Standard">The wrist control logic responds to commands sent from other systems such as Elevator or Human. <text:s/>Commands for each preset position, and Cancel are implemented. <text:s/>The angle of the wrist is determined by reading a through bore absolute encoder. <text:s/>The wrist angle position is controlled by a closed loop position control algorithm. <text:s/>This is a proportional and derivative controller with an error deadband and output limiting. <text:s/>The controller also includes gravity compensation. <text:s/>The wrist angle demand is limited to protect the wrist when the elevator is too low to safely lower the wrist. <text:s/>Limiting is also used to help the wrist not get entangled with bumpers and elevator limit switches while the elevator is traveling. <text:s/>Information is written to Network Tables so it can be viewed on the driver station.</text:p>
      <text:p text:style-name="Standard"/>
      <text:p text:style-name="Standard">Autonomous</text:p>
      <text:p text:style-name="Standard">---------</text:p>
      <text:p text:style-name="Standard">The autonomous system processes a list of instructions. <text:s/>Each instruction contains an action and up to 4 <text:s/>parameters. <text:s/>A time out parameter is also provided to force the list processor to go to the next step even if hasn't determined it is done. <text:s/>Some of the commands are: drive forward/backwards, turn, follow absolute trajectory, follow relative trajectory, position elevator, intake coral, deliver coral, wait for elevator, wait. <text:s/>There are auto instructions for everything that the robot is capable of doing. <text:s/>The auto lists are a memory data structure that is read from from a file when the robot code starts. <text:s/>Currently 30 auto files are configured on the robot for use. <text:s/>The desired auto routine is chosen from the dashboard prior to the match. <text:s/>These files are formatted as CSV (command separated values) files. <text:s/>A separate auto editor program, that runs on a PC, can read, edit, and write these auto files. <text:s/>They can then be transferred to the robot. <text:s/>A PC based robot simulator can be used to fully simulate robot operation, including executing auto routines.</text:p>
      <text:p text:style-name="Standard"/>
      <text:p text:style-name="P2"><text:soft-page-break/>Human (Teleop)</text:p>
      <text:p text:style-name="P2">---------</text:p>
      <text:p text:style-name="Standard">The human system executes during teleop. <text:s/>It responds to inputs from the human players from joysticks and USB button boxes. <text:s/>It sends commands to other systems. <text:s/>It determines the drive mode, either joystick controlled, or trajectory controlled by one of the destination buttons. <text:s/>For the driver there is robot or field oriented driving. <text:s/>There is also a slow mode button for accurate robot positioning. <text:s/></text:p>
      <text:p text:style-name="Standard"/>
      <text:p text:style-name="Standard">Vision (Odometry)</text:p>
      <text:p text:style-name="Standard">---------</text:p>
      <text:p text:style-name="Standard">The vision system continuously calculates the robot's absolute position on field. <text:s/>It uses swerve module distances and angles, the robot's gyro reading to calculate a field position. <text:s/>It statistically merges this with position data calculated from one or more cameras detecting <text:span text:style-name="T2">A</text:span>pril <text:span text:style-name="T2">T</text:span>ags. <text:s/>The robot has 2 vision co-processors, running PhotonVision. <text:s/>Each has 2 cameras looking for April <text:span text:style-name="T2">T</text:span>ags. <text:s/>One has a third camera for the drivers to watch. <text:s text:c="2"/>When the either of the two front facing cameras detect an April <text:span text:style-name="T2">T</text:span>ag, this data is used. <text:s/>If both front cameras detect an April <text:span text:style-name="T2">T</text:span>ag, these positions are averaged. If neither front cameras see an April <text:span text:style-name="T2">T</text:span>ags then the rear and side cameras are used. <text:s/>Similarly if both the rear and side cameras see an April <text:span text:style-name="T2">T</text:span>ag this data is averaged. <text:s/>Information is written to network tables, allowing camera detection status and robot position to be displayed on the dashboard.</text:p>
      <text:p text:style-name="Standard"/>
      <text:p text:style-name="Standard">Trajectory</text:p>
      <text:p text:style-name="Standard">---------</text:p>
      <text:p text:style-name="Standard">This system reads 30 absolute trajectory and 30 relative trajectory files when the robot code starts. <text:s text:c="2"/><text:span text:style-name="T2">(These numbers may change.)</text:span> <text:s/>These can be used for autos. <text:s/>This system contains the code for following relative and absolute trajectories. <text:s/>These use the WPI trajectories with the addition of code to orient swerve robot separate from the direction of travel. <text:s/>There are also routines for creating straight line trajectories from the current location to another location. <text:s/>This is used by the human system for auto positioning at the reef, feeder stations, or climbing statio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0c3de9"/>
    </style:style>
    <style:style style:name="MT1" style:family="text">
      <style:text-properties fo:font-size="18pt" officeooo:rsid="000c3de9" style:font-size-asian="18pt" style:font-size-complex="18pt"/>
    </style:style>
    <style:style style:name="MT2" style:family="text">
      <style:text-properties fo:font-size="12pt" officeooo:rsid="000d1116" style:font-size-asian="10.5pt" style:font-size-complex="12pt"/>
    </style:style>
    <style:style style:name="M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/>
      </style:header-style>
      <style:footer-style>
        <style:header-footer-properties fo:min-height="0.1402in" fo:margin-left="0in" fo:margin-right="0in" fo:margin-top="0.1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 Copy 1" text:anchor-type="paragraph" svg:x="0.2598in" svg:y="0.7201in" svg:width="1.7in" svg:height="0.5in" draw:z-index="2"><draw:image xlink:href="Pictures/10000001000001E00000008DFE0A0852.png" xlink:type="simple" xlink:show="embed" xlink:actuate="onLoad" draw:mime-type="image/png"/></draw:frame><text:tab/><text:span text:style-name="MT1">2025 Control System Description<text:tab/></text:span><text:span text:style-name="MT2">3/16/2025</text:span></text:p>
        <text:p text:style-name="Header"><text:span text:style-name="MT1"/></text:p>
      </style:header>
      <style:footer>
        <text:p text:style-name="MP1"><text:tab/>- <text:page-number text:select-page="current">3</text:page-number><text:s/>/ <text:page-count>3</text:page-count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23:39:20.979000000</meta:creation-date>
    <dc:date>2025-03-19T23:56:41.452000000</dc:date>
    <meta:editing-duration>PT17M20S</meta:editing-duration>
    <meta:editing-cycles>3</meta:editing-cycles>
    <meta:generator>LibreOffice/24.2.5.2$Windows_X86_64 LibreOffice_project/bffef4ea93e59bebbeaf7f431bb02b1a39ee8a59</meta:generator>
    <meta:document-statistic meta:table-count="0" meta:image-count="1" meta:object-count="0" meta:page-count="3" meta:paragraph-count="35" meta:word-count="1271" meta:character-count="7989" meta:non-whitespace-character-count="6667"/>
  </office:meta>
</office:document-meta>
</file>